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1d511" officeooo:paragraph-rsid="0011d511"/>
    </style:style>
    <style:style style:name="P2" style:family="paragraph" style:parent-style-name="Text_20_body">
      <style:paragraph-properties fo:text-align="start" style:justify-single-word="false"/>
      <style:text-properties style:font-name="Arial" officeooo:rsid="0011d511" officeooo:paragraph-rsid="0011d511"/>
    </style:style>
    <style:style style:name="P3" style:family="paragraph" style:parent-style-name="Text_20_body">
      <style:text-properties style:font-name="Arial" fo:font-weight="bold" officeooo:rsid="0011d511" officeooo:paragraph-rsid="0011d511" style:font-weight-asian="bold" style:font-weight-complex="bold"/>
    </style:style>
    <style:style style:name="P4" style:family="paragraph" style:parent-style-name="Title">
      <style:paragraph-properties fo:text-align="start" style:justify-single-word="false"/>
      <style:text-properties style:font-name="Arial" officeooo:rsid="0011d511" officeooo:paragraph-rsid="0011d511"/>
    </style:style>
    <style:style style:name="P5" style:family="paragraph" style:parent-style-name="Text_20_body">
      <style:text-properties style:font-name="Arial" officeooo:rsid="0019b6fa" officeooo:paragraph-rsid="0019b6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1e8c"/>
    </style:style>
    <style:style style:name="T3" style:family="text">
      <style:text-properties officeooo:rsid="00177937"/>
    </style:style>
    <style:style style:name="T4" style:family="text">
      <style:text-properties officeooo:rsid="0019b6fa"/>
    </style:style>
    <style:style style:name="T5" style:family="text">
      <style:text-properties officeooo:rsid="001a6c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øtereferat</text:p>
      <text:p text:style-name="P2"/>
      <text:p text:style-name="P1"><text:span text:style-name="T1">Når:</text:span> <text:span text:style-name="T3">14</text:span>.01.14 kl 1<text:span text:style-name="T4">3</text:span>.00</text:p>
      <text:p text:style-name="P1"><text:span text:style-name="T1">Hvem:</text:span> <text:span text:style-name="T2">Mikael, Kristoffer, Kristian og Morten</text:span></text:p>
      <text:p text:style-name="P1"><text:span text:style-name="T1">Hvor:</text:span> <text:span text:style-name="T4">Mumblemøte (VOIP)</text:span></text:p>
      <text:p text:style-name="P3">Hva:</text:p>
      <text:p text:style-name="P1"/>
      <text:p text:style-name="P5">Jobbet i plenum med forrapporten. Satt sammen det de ulike personene har skrevet, og diskutert spørsmål som «Skal vi ha en leder?». <text:span text:style-name="T5">Også sendt mail til arbeidsgiver (Erling Strand) angående når og hvor ofte vi skal ha møter med ham.</text:span></text:p>
      <text:p text:style-name="P1"/>
      <text:p text:style-name="P3">Skrevet av</text:p>
      <text:p text:style-name="P1">Mikael Grimst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9:47:19.581000000</meta:creation-date>
    <dc:date>2014-01-14T13:47:38.131000000</dc:date>
    <meta:editing-duration>PT52M57S</meta:editing-duration>
    <meta:editing-cycles>9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8" meta:word-count="59" meta:character-count="361" meta:non-whitespace-character-count="310"/>
  </office:meta>
</office:document-meta>
</file>